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0aa066" officeooo:paragraph-rsid="000aa066"/>
    </style:style>
    <style:style style:name="P4" style:family="paragraph" style:parent-style-name="Standard">
      <style:paragraph-properties fo:text-align="start" style:justify-single-word="false"/>
      <style:text-properties officeooo:rsid="00059e0e" officeooo:paragraph-rsid="00059e0e"/>
    </style:style>
    <style:style style:name="P5" style:family="paragraph" style:parent-style-name="Standard">
      <style:paragraph-properties fo:text-align="start" style:justify-single-word="false"/>
      <style:text-properties officeooo:rsid="000657c8" officeooo:paragraph-rsid="000657c8"/>
    </style:style>
    <style:style style:name="P6" style:family="paragraph" style:parent-style-name="Standard">
      <style:paragraph-properties fo:text-align="start" style:justify-single-word="false"/>
      <style:text-properties officeooo:paragraph-rsid="000aa066"/>
    </style:style>
    <style:style style:name="P7" style:family="paragraph" style:parent-style-name="Standard">
      <style:paragraph-properties fo:text-align="start" style:justify-single-word="false"/>
      <style:text-properties officeooo:paragraph-rsid="000aa159"/>
    </style:style>
    <style:style style:name="P8" style:family="paragraph" style:parent-style-name="Standard">
      <style:paragraph-properties fo:text-align="start" style:justify-single-word="false"/>
      <style:text-properties officeooo:rsid="000aa159" officeooo:paragraph-rsid="000aa159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0d10c2"/>
    </style:style>
    <style:style style:name="P10" style:family="paragraph" style:parent-style-name="Standard">
      <style:paragraph-properties fo:text-align="start" style:justify-single-word="false"/>
      <style:text-properties officeooo:paragraph-rsid="000d10c2"/>
    </style:style>
    <style:style style:name="P11" style:family="paragraph" style:parent-style-name="Standard">
      <style:paragraph-properties fo:text-align="start" style:justify-single-word="false"/>
      <style:text-properties officeooo:paragraph-rsid="000d963a"/>
    </style:style>
    <style:style style:name="P12" style:family="paragraph" style:parent-style-name="Standard">
      <style:paragraph-properties fo:text-align="start" style:justify-single-word="false"/>
      <style:text-properties officeooo:paragraph-rsid="000db93a"/>
    </style:style>
    <style:style style:name="P13" style:family="paragraph" style:parent-style-name="Standard">
      <style:paragraph-properties fo:text-align="start" style:justify-single-word="false"/>
      <style:text-properties officeooo:rsid="000db93a" officeooo:paragraph-rsid="000db93a"/>
    </style:style>
    <style:style style:name="T1" style:family="text">
      <style:text-properties officeooo:rsid="00059e0e"/>
    </style:style>
    <style:style style:name="T2" style:family="text">
      <style:text-properties officeooo:rsid="000657c8"/>
    </style:style>
    <style:style style:name="T3" style:family="text">
      <style:text-properties officeooo:rsid="000663d4"/>
    </style:style>
    <style:style style:name="T4" style:family="text">
      <style:text-properties officeooo:rsid="0008084e"/>
    </style:style>
    <style:style style:name="T5" style:family="text">
      <style:text-properties officeooo:rsid="000886e1"/>
    </style:style>
    <style:style style:name="T6" style:family="text">
      <style:text-properties officeooo:rsid="0009707a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weight="bold" officeooo:rsid="000aa159" style:font-size-asian="20pt" style:font-weight-asian="bold" style:font-size-complex="20pt" style:font-weight-complex="bold"/>
    </style:style>
    <style:style style:name="T9" style:family="text">
      <style:text-properties officeooo:rsid="000aa159"/>
    </style:style>
    <style:style style:name="T10" style:family="text">
      <style:text-properties officeooo:rsid="000b20f9"/>
    </style:style>
    <style:style style:name="T11" style:family="text">
      <style:text-properties officeooo:rsid="000d10c2"/>
    </style:style>
    <style:style style:name="T12" style:family="text">
      <style:text-properties fo:color="#6688cc" loext:opacity="100%" fo:background-color="#000c18" loext:char-shading-value="0"/>
    </style:style>
    <style:style style:name="T13" style:family="text">
      <style:text-properties fo:color="#6688cc" loext:opacity="100%" fo:font-family="Consolas, 'Courier New', monospace" fo:font-size="10.5pt" fo:font-weight="normal" fo:background-color="#000c18" loext:char-shading-value="0"/>
    </style:style>
    <style:style style:name="T14" style:family="text">
      <style:text-properties fo:color="#225588" loext:opacity="100%" fo:font-family="Consolas, 'Courier New', monospace" fo:font-size="10.5pt" fo:font-weight="normal" fo:background-color="#000c18" loext:char-shading-value="0"/>
    </style:style>
    <style:style style:name="T15" style:family="text">
      <style:text-properties fo:color="#ddbb88" loext:opacity="100%" fo:font-family="Consolas, 'Courier New', monospace" fo:font-size="10.5pt" fo:font-weight="normal" fo:background-color="#000c18" loext:char-shading-value="0"/>
    </style:style>
    <style:style style:name="T16" style:family="text">
      <style:text-properties fo:color="#22aa44" loext:opacity="100%" fo:font-family="Consolas, 'Courier New', monospace" fo:font-size="10.5pt" fo:font-weight="normal" fo:background-color="#000c18" loext:char-shading-value="0"/>
    </style:style>
    <style:style style:name="T17" style:family="text">
      <style:text-properties officeooo:rsid="000d963a"/>
    </style:style>
    <style:style style:name="T18" style:family="text">
      <style:text-properties fo:color="#22aa44" loext:opacity="100%" fo:font-family="Consolas, 'Courier New', monospace" fo:font-size="10.5pt" fo:font-weight="normal" officeooo:rsid="000d963a" fo:background-color="#000c18" loext:char-shading-value="0"/>
    </style:style>
    <style:style style:name="T19" style:family="text">
      <style:text-properties officeooo:rsid="000db93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<text:s text:c="72"/><text:span text:style-name="T1">App de autenticación base</text:span></text:p>
      <text:p text:style-name="P2"/>
      <text:p text:style-name="P3">Desglose el package.json y introduccion de donde se almacena la app</text:p>
      <text:p text:style-name="P2"/>
      <text:p text:style-name="P4">1. La app esta alojada en la carpeta mi-app-suppabase , dentro uno de los archivos mas importantes de este tipo de proyecto es el package.json donde estan contenidas las librerias y herramientas de codigo usadas hasta el momento para hacer funcionar todo , dentro de lo instalado encontramos :</text:p>
      <text:p text:style-name="P4"/>
      <text:p text:style-name="P4"><text:tab/><text:tab/><text:tab/><text:tab/><text:tab/><text:span text:style-name="T2">Dependencias de producción</text:span></text:p>
      <text:p text:style-name="P4"/>
      <text:p text:style-name="P4">-react(v19) : Libreria base de UI con ella se puede usar componentes funcionales, Hooks modernos(Use state, useEffect, useContext,useMemo) la base para apps dinamicas y escalables, <text:span text:style-name="T2">principalmente para la creación de componentes.</text:span></text:p>
      <text:p text:style-name="P4"/>
      <text:p text:style-name="P4">-react-router-doom(v7) : Encargada de manejar las rutas dentro del proyecto , puede crear rutas privadas y publicas , anidar interfaces, protección por sesión, navegación dinámica, <text:span text:style-name="T2">permite la comunicación web y renderizar los componentes .jsx en cada vista configurada.</text:span></text:p>
      <text:p text:style-name="P5">En este caso se usa para las vistas creadas como la ruta raiz inicial del proyecto donde es “/” donde se reciben las credenciales de inicio de sesion , tambien esta el acceso a las rutas de registro para crear un usuario en la base de datos donde entran las operaciones crud de insert into, “/login”, “/perfil” , define que componentes se mostraran para cada una de estas rutas.</text:p>
      <text:p text:style-name="P5"><text:s/></text:p>
      <text:p text:style-name="P2">-<text:span text:style-name="T2">@supabase/supabase-js : Es la librería cliente oficial de supabase , permite la comunicación de la app con los servicios de supabase para el almacenamiento de credenciales de inicio o otro dato en bd, con ella en esta app estamos gestionando la autenticación (login,registro), realizar operaciones en la base de datos(Leer , crear, actualizar,borrar datos) , usamos un servicio de almacenamiento de datos es una funcionalidad del servicio para conservar los datos.</text:span></text:p>
      <text:p text:style-name="P2"/>
      <text:p text:style-name="P2">-<text:span text:style-name="T2">Vite: Es la herramienta de construcción y servidor de desarrollo inicial para el proyecto una preconfiguración inicial para comenzar el desarrollo, se usa para tener un servidor de desarrollo local para ver los cambios al instante y si son operativos, en caso de error esta herramienta dara aviso de los errores en tiempo real, optimiza el codigo para produccion empaquetandolo en archivos mas pequeños y eficientes.</text:span></text:p>
      <text:p text:style-name="P2"/>
      <text:p text:style-name="P2">-<text:span text:style-name="T2">@vitejs/plugin-react: es un plugin oficial para vite, permite que vite entienda y compile la sintaxis de JSX de React y habilita funcionalidades como fast refresh.</text:span></text:p>
      <text:p text:style-name="P2"/>
      <text:p text:style-name="P2">-<text:span text:style-name="T2">typescript: Un conjunto de funcionalidades que soportan los editores de codigo como visual studio code donde permite el tipado estatico esto ayuda a la detección de errores en tiempo real dentro del codigo al seguir una sintax exacta una forma modular de escritura, ofrece funciones como autocompletado de codigo y mantenimiento.</text:span></text:p>
      <text:p text:style-name="P2"/>
      <text:p text:style-name="P2">-<text:span text:style-name="T2">@types/react y @types/react-dom : </text:span><text:span text:style-name="T3">Paquetes que contienen las definiciones de tipos de Typescript para react, se usan para que Typescript entienda la estructura y las funciones de react y ReactDOM, proporcionando que se conserve la estructura. </text:span></text:p>
      <text:p text:style-name="P2"/>
      <text:p text:style-name="P2"><text:soft-page-break/>-<text:span text:style-name="T3">eslint : Es una her</text:span><text:span text:style-name="T4">ramienta de “linting” para analizar el codigo estaticamente , sus funciones principales son encontrar y reportar patrones problematicos , errores potenciales y codigo que no sigue las guias del estilo del proyecto , ayudando a mantener codigo limpio y consistente</text:span></text:p>
      <text:p text:style-name="P2">-<text:span text:style-name="T5">typescritpt-eslint y plugins relacionados(@eslint/js,globals): son un conjunto de herramientas para que Eslint pueda analizar el codigo Typescript se usan para adaptar a Eslint para traducir el codigo y la sintaxis de Typescript y pueda aplicar las reglas especificas del lenguaje en este caso Javascript pero es una combinacion de librerias donde se permite el uso de css , javascript para manipular el dom y el crud de datos. </text:span></text:p>
      <text:p text:style-name="P2"/>
      <text:p text:style-name="P2">-<text:span text:style-name="T6">eslint-plugin-react-hooks y eslint-plugin-react-refresh : Plugins de Eslint para react , el primero react-hooks impone las reglas correctas para usar hooks en react, El segundo react-refresh asegura que la configuracion de fast refresh funciones correctamente.</text:span></text:p>
      <text:p text:style-name="P2"/>
      <text:p text:style-name="P2">-<text:span text:style-name="T6">tailwindcsss, postcss, autoprefixer :</text:span></text:p>
      <text:p text:style-name="P3">TAILWINDCSS: Un framework de css “utility-first” que permite diseñar directamente en el html mediante clases un ejemplo seria funciones de css como “text-center” o “bg-blue-500” estas pueden ser aplicadas en las etiquetas directamente y consume los estilos a travez de la web y no crear codigo demas al simplificar algunas cosas. </text:p>
      <text:p text:style-name="P3"/>
      <text:p text:style-name="P3">-postcss: Una herramienta que transforma el css con plugins para ser interpretado. </text:p>
      <text:p text:style-name="P3"/>
      <text:p text:style-name="P3">-AUTOPREFIXER: Un plugin de PostCSS que añade automaticamente prefijos de navegador(-webkit-,-moz-) al css para garantizar la compatibilidad entre navegadores.</text:p>
      <text:p text:style-name="P6"/>
      <text:p text:style-name="P7"><text:s text:c="9"/></text:p>
      <text:p text:style-name="P7"><text:s text:c="95"/></text:p>
      <text:p text:style-name="P7"/>
      <text:p text:style-name="P7"><text:span text:style-name="T7"><text:s/></text:span><text:span text:style-name="T8">El sistema de componentes dentro de la app</text:span><text:span text:style-name="T9"> </text:span></text:p>
      <text:p text:style-name="P7"/>
      <text:p text:style-name="P8">El archivo index.html esta alojado dentro de la carpeta “mi-app-supabase” aquí esta el logo principal de la app donde se hace la referencia y se llama al archivo <text:s/>vite.svg dentro de la carpeta public.</text:p>
      <text:p text:style-name="P8"/>
      <text:list text:style-name="L1">
        <text:list-item>
          <text:p text:style-name="P9"><text:span text:style-name="T10">Esta el encabezado &lt;</text:span><text:span text:style-name="T11">head&gt;&lt;head/&gt; Aqui dentro de la etiqueta head va tambien &lt;meta charset=”UTF-8”/&gt; <text:s/>que controla la codificación de caracteres su proposito es permitir que el navegador interprete correctamente todos los textos,acentos y simbolos especiales (como la “ñ”) que se usen dentro de la aplicación es el UTF-8 estandar universal.</text:span></text:p>
        </text:list-item>
      </text:list>
      <text:p text:style-name="P10"><text:tab/></text:p>
      <text:p text:style-name="P10"><text:span text:style-name="T11"><text:s text:c="7"/>2.</text:span><text:tab/><text:span text:style-name="T11">tambien dentro de la etiqueta head esta </text:span><text:span text:style-name="T12"> </text:span><text:span text:style-name="T13">&lt;</text:span><text:span text:style-name="T14">link</text:span><text:span text:style-name="T13"> </text:span><text:span text:style-name="T15">rel</text:span><text:span text:style-name="T13">=</text:span><text:span text:style-name="T16">"icon"</text:span><text:span text:style-name="T13"> </text:span><text:span text:style-name="T15">type</text:span><text:span text:style-name="T13">=</text:span><text:span text:style-name="T16">"image/svg+xml"</text:span><text:span text:style-name="T13"> </text:span><text:span text:style-name="T15">href</text:span><text:span text:style-name="T13">=</text:span><text:span text:style-name="T16">"/vite.svg"</text:span><text:span text:style-name="T13"> /&gt; </text:span>, <text:span text:style-name="T17">Esta linea de codigo controla el favicon de la pagina que aparece en la pestaña del navegador al acceder a la pagina y que queda en los marcadores al guardar la URL dentro del navegador que esta siendo referenciado desde la carpeta public donde el proyecto tiene acceso a los recursos svg u otro que no sea de carácter privado , en este caso es el pequeño icono por defecto que trae vite+react </text:span><text:s text:c="30"/></text:p>
      <text:p text:style-name="P2"><text:s text:c="60"/></text:p>
      <text:p text:style-name="P11"><text:span text:style-name="T17">3. </text:span><text:span text:style-name="T13">&lt;</text:span><text:span text:style-name="T14">meta</text:span><text:span text:style-name="T13"> </text:span><text:span text:style-name="T15">name</text:span><text:span text:style-name="T13">=</text:span><text:span text:style-name="T16">"viewport"</text:span><text:span text:style-name="T13"> </text:span><text:span text:style-name="T15">content</text:span><text:span text:style-name="T13">=</text:span><text:span text:style-name="T16">"width=device-width, initial-scale=1.0"</text:span><text:span text:style-name="T13"> /&gt; </text:span>,<text:span text:style-name="T17">Controla la forma en la que la pagina se muestra en los dispositivos moviles(Parte del diseño responsivo) el proposito de <text:s/></text:span><text:span text:style-name="T18">width=device-width </text:span>le dice <text:span text:style-name="T17">al navegador que el ancho de ña pagina debe ser igual al del </text:span><text:soft-page-break/><text:span text:style-name="T17">dispositivo, <text:s/></text:span><text:span text:style-name="T18">initial-scale=1.0 </text:span>Esta<text:span text:style-name="T17">blece el nivel de zoom inicial es una etiqueta escencial para que la aplicación se vea de forma correcta en dispositivos moviles y tabletas.</text:span></text:p>
      <text:p text:style-name="P11"/>
      <text:p text:style-name="P11"><text:s text:c="29"/><text:span text:style-name="T17">4.</text:span><text:span text:style-name="T13">&lt;</text:span><text:span text:style-name="T14">title</text:span><text:span text:style-name="T13">&gt;mi-app-supabase&lt;/</text:span><text:span text:style-name="T14">title</text:span><text:span text:style-name="T13">&gt; </text:span>E<text:span text:style-name="T17">sta linea de codigo controla el titulo de la pagina su proposito es el texto que aparece en la pestaña del navegador , es importante para el SEO(Posicionamiento en buscadores) y sirve como un identificador de la pagina.</text:span></text:p>
      <text:p text:style-name="P11"/>
      <text:p text:style-name="P12"><text:span text:style-name="T19">5. La etiqueta &lt;Body&gt;&lt;Body/&gt; es el cuerpo de la pagina contiene el contenido visible de la aplicación dentro de esta etiqueta esta </text:span><text:span text:style-name="T13">&lt;</text:span><text:span text:style-name="T14">div</text:span><text:span text:style-name="T13"> </text:span><text:span text:style-name="T15">id</text:span><text:span text:style-name="T13">=</text:span><text:span text:style-name="T16">"root"</text:span><text:span text:style-name="T13">&gt;&lt;/</text:span><text:span text:style-name="T14">div</text:span><text:span text:style-name="T13">&gt; </text:span>es <text:span text:style-name="T19">el contenedor principal de toda la aplicación react el proposito de este div esta inicialmente vacio actua como el punto de montaje</text:span></text:p>
      <text:p text:style-name="P13"><text:s/></text:p>
      <text:p text:style-name="P11"/>
      <text:p text:style-name="P11"/>
      <text:p text:style-name="P11"/>
      <text:p text:style-name="P2"/>
      <text:p text:style-name="P2"><text:s text:c="152"/></text:p>
      <text:p text:style-name="P2"><text:s text:c="10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22:05:35.656719900</meta:creation-date>
    <dc:date>2026-01-05T10:53:18.019806600</dc:date>
    <meta:editing-duration>PT36M2S</meta:editing-duration>
    <meta:editing-cycles>9</meta:editing-cycles>
    <meta:generator>LibreOffice/25.2.7.2$Windows_X86_64 LibreOffice_project/5cbfd1ab6520636bb5f7b99185aa69bd7456825d</meta:generator>
    <meta:document-statistic meta:table-count="0" meta:image-count="0" meta:object-count="0" meta:page-count="3" meta:paragraph-count="34" meta:word-count="1020" meta:character-count="7139" meta:non-whitespace-character-count="5571"/>
  </office:meta>
</office:document-meta>
</file>